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solid" style:text-line-through-type="single" style:font-name="Geneva" fo:font-size="12pt" style:font-name-asian="Geneva" style:font-size-asian="12pt" style:font-name-complex="Geneva"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Geneva" fo:font-size="12pt" style:font-name-asian="Geneva" style:font-size-asian="12pt" style:font-name-complex="Geneva"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Geneva" fo:font-size="12pt" style:text-underline-style="solid" style:text-underline-width="auto" style:text-underline-color="font-color" style:font-name-asian="Geneva" style:font-size-asian="12pt" style:font-name-complex="Geneva"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text-line-through-style="none" style:text-line-through-type="none"/>
    </style:style>
    <style:style style:name="P6"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style:text-line-through-style="none" style:text-line-through-type="none"/>
    </style:style>
    <style:style style:name="T1" style:family="text">
      <style:text-properties fo:color="#000000" style:font-name="Geneva" fo:font-size="12pt" style:font-name-asian="Geneva" style:font-size-asian="12pt" style:font-name-complex="Geneva" style:font-size-complex="12pt"/>
    </style:style>
    <style:style style:name="T2" style:family="text">
      <style:text-properties fo:color="#000000" style:font-name="Geneva" fo:font-size="12pt" style:text-underline-style="solid" style:text-underline-width="auto" style:text-underline-color="font-color" style:font-name-asian="Geneva" style:font-size-asian="12pt" style:font-name-complex="Geneva" style:font-size-complex="12pt"/>
    </style:style>
    <style:style style:name="T3" style:family="text">
      <style:text-properties fo:color="#000000" style:text-line-through-style="solid" style:text-line-through-type="single" style:font-name="Geneva" fo:font-size="12pt" style:font-name-asian="Geneva" style:font-size-asian="12pt" style:font-name-complex="Geneva" style:font-size-complex="12pt"/>
    </style:style>
    <style:style style:name="T4" style:family="text">
      <style:text-properties fo:color="#000000" style:text-line-through-style="solid" style:text-line-through-type="single" style:font-name="Geneva" fo:font-size="12pt" style:text-underline-style="solid" style:text-underline-width="auto" style:text-underline-color="font-color" style:font-name-asian="Geneva" style:font-size-asian="12pt" style:font-name-complex="Geneva"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ithilesh Singh <text:s text:c="38"/></text:span></text:p>
      <text:p text:style-name="P3"/>
      <text:p text:style-name="P3">3. What is Verification in software testing? </text:p>
      <text:p text:style-name="P3"/>
      <text:p text:style-name="P3">Verification is the process, to ensure that whether we are building the product right i.e., to verify the requirements which we have and to verify whether we are developing the product accordingly or not. Activities involved here are Inspections, Reviews, Walk-throughs. Click here for more details. </text:p>
      <text:p text:style-name="P3"/>
      <text:p text:style-name="P3"/>
      <text:p text:style-name="P3"><text:s/></text:p>
      <text:p text:style-name="P3">4. What is Validation in software testing? </text:p>
      <text:p text:style-name="P3"/>
      <text:p text:style-name="P3">Validation is the process, whether we are building the right product i.e., to validate the product which we have developed is right or not. Activities involved in this is Testing the software application. Click here for more details. </text:p>
      <text:p text:style-name="P3"/>
      <text:p text:style-name="P3">5. What is Static Testing? </text:p>
      <text:p text:style-name="P3"/>
      <text:p text:style-name="P3">Static Testing involves in reviewing the documents to identify the defects in the early stages of SDLC. </text:p>
      <text:p text:style-name="P3"/>
      <text:p text:style-name="P3">6. What is Dynamic Testing? </text:p>
      <text:p text:style-name="P3"/>
      <text:p text:style-name="P3">Dynamic testing involves in the execution of code. It validates the output with the expected outcome. </text:p>
      <text:p text:style-name="P3"/>
      <text:p text:style-name="P3"/>
      <text:p text:style-name="P3"><text:s/></text:p>
      <text:p text:style-name="P3">7. What is White Box Testing? </text:p>
      <text:p text:style-name="P3"/>
      <text:p text:style-name="P3">White Box Testing is also called as Glass Box, Clear Box, and Structural Testing. It is based on applications internal code structure. In white-box testing, an internal perspective of the system, as well as programming skills, are used to design test cases. This testing usually was done at the unit level. Click here for more details. </text:p>
      <text:p text:style-name="P3"/>
      <text:p text:style-name="P3">8. What is Black Box Testing? </text:p>
      <text:p text:style-name="P3"/>
      <text:p text:style-name="P3">Black Box Testing is a software testing method in which testers evaluate the functionality of the software under test without looking at the internal code structure. This can be applied to every level of software testing such as Unit, Integration, System and Acceptance Testing. Click here for more details. <text:s/></text:p>
      <text:p text:style-name="P3"/>
      <text:p text:style-name="P3">9. What is Grey Box Testing? </text:p>
      <text:p text:style-name="P3"><text:soft-page-break/></text:p>
      <text:p text:style-name="P3">Grey box is the combination of both White Box and Black Box Testing. The tester who works on this type of testing needs to have access to design documents. This helps to create better test cases in this process. </text:p>
      <text:p text:style-name="P3"/>
      <text:p text:style-name="P3">10. What is Positive and Negative Testing? </text:p>
      <text:p text:style-name="P3"/>
      <text:p text:style-name="P3">Positive Testing: It is to determine what system supposed to do. It helps to check whether the application is justifying the requirements or not. </text:p>
      <text:p text:style-name="P3"/>
      <text:p text:style-name="P3">Negative Testing: It is to determine what system not supposed to do. It helps to find the defects from the software. </text:p>
      <text:p text:style-name="P3"/>
      <text:p text:style-name="P3">11. What is Test Strategy? </text:p>
      <text:p text:style-name="P3"/>
      <text:p text:style-name="P3">Test Strategy is a high-level document (static document) and usually developed by project manager. It is a document which captures the approach on how we go about testing the product and achieve the goals. It is normally derived from the Business Requirement Specification (BRS). Documents like Test Plan are prepared by keeping this document as a base. Click here for more details. </text:p>
      <text:p text:style-name="P3"/>
      <text:p text:style-name="P3">12. What is Test Plan and contents available in a Test Plan? </text:p>
      <text:p text:style-name="P3"/>
      <text:p text:style-name="P3">Test plan document is a document which contains the plan for all the testing activities to be done to deliver a quality product. Test Plan document is derived from the Product Description, SRS, or Use Case documents for all future activities of the project. It is usually prepared by the Test Lead or Test Manager. </text:p>
      <text:p text:style-name="P3"/>
      <text:p text:style-name="P3">Test plan identifier </text:p>
      <text:p text:style-name="P3">References </text:p>
      <text:p text:style-name="P3">Introduction </text:p>
      <text:p text:style-name="P3">Test items (functions) </text:p>
      <text:p text:style-name="P3">Software risk issues </text:p>
      <text:p text:style-name="P3">Features to be tested </text:p>
      <text:p text:style-name="P3">Features not to be tested </text:p>
      <text:p text:style-name="P3">Approach </text:p>
      <text:p text:style-name="P3">Items pass/fail criteria </text:p>
      <text:p text:style-name="P3">Suspension criteria and resolution requirements </text:p>
      <text:p text:style-name="P3">Test deliverables </text:p>
      <text:p text:style-name="P3">Remaining test tasks </text:p>
      <text:p text:style-name="P3">Environmental needs </text:p>
      <text:p text:style-name="P3">Staff and training needs </text:p>
      <text:p text:style-name="P3">Responsibility </text:p>
      <text:p text:style-name="P3">Schedule </text:p>
      <text:p text:style-name="P3"><text:soft-page-break/>Plan risks and contingencies </text:p>
      <text:p text:style-name="P3">Approvals </text:p>
      <text:p text:style-name="P3">Glossaries </text:p>
      <text:p text:style-name="P3">Click here for more details. <text:s/></text:p>
      <text:p text:style-name="P3"/>
      <text:p text:style-name="P3">13. What is Test Suite? </text:p>
      <text:p text:style-name="P3"/>
      <text:p text:style-name="P3">Test Suite is a collection of test cases. The test cases which are intended to test an application. </text:p>
      <text:p text:style-name="P3"/>
      <text:p text:style-name="P3"/>
      <text:p text:style-name="P3"><text:s/></text:p>
      <text:p text:style-name="P3">14. What is Test Scenario? </text:p>
      <text:p text:style-name="P3"/>
      <text:p text:style-name="P3">Test Scenario gives the idea of what we have to test. Test Scenario is like a high-level test case. </text:p>
      <text:p text:style-name="P3"/>
      <text:p text:style-name="P3">15. What is Test Case? </text:p>
      <text:p text:style-name="P3"/>
      <text:p text:style-name="P3">Test cases are the set of positive and negative executable steps of a test scenario which has a set of pre-conditions, test data, expected result, post-conditions and actual results. Click here for more details. </text:p>
      <text:p text:style-name="P3"/>
      <text:p text:style-name="P3">16. What is Test Bed? </text:p>
      <text:p text:style-name="P3"/>
      <text:p text:style-name="P3">An environment configured for testing. Test bed consists of hardware, software, network configuration, an application under test, other related software. </text:p>
      <text:p text:style-name="P3"/>
      <text:p text:style-name="P3">17. What is Test Environment? </text:p>
      <text:p text:style-name="P3"/>
      <text:p text:style-name="P3">Test Environment is the combination of hardware and software on which Test Team performs testing. </text:p>
      <text:p text:style-name="P3"/>
      <text:p text:style-name="P3">Example: </text:p>
      <text:p text:style-name="P3"/>
      <text:p text:style-name="P3">Application Type: Web Application </text:p>
      <text:p text:style-name="P3">OS: Windows </text:p>
      <text:p text:style-name="P3">Web Server: IIS </text:p>
      <text:p text:style-name="P3">Web Page Design: Dot Net </text:p>
      <text:p text:style-name="P3">Client Side Validation: JavaScript </text:p>
      <text:p text:style-name="P3">Server Side Scripting: ASP Dot Net </text:p>
      <text:p text:style-name="P3">Database: MS SQL Server </text:p>
      <text:p text:style-name="P3">Browser: IE/FireFox/Chrome </text:p>
      <text:p text:style-name="P3">18. What is Test Data? </text:p>
      <text:p text:style-name="P3"/>
      <text:p text:style-name="P3"><text:soft-page-break/>Test data is the data that is used by the testers to run the test cases. Whilst running the test cases, testers need to enter some input data. To do so, testers prepare test data. It can be prepared manually and also by using tools. </text:p>
      <text:p text:style-name="P3"/>
      <text:p text:style-name="P3">For example, To test a basic login functionality having a user id, password fields. We need to enter some data in the user id and password fields. So we need to collect some test data. </text:p>
      <text:p text:style-name="P3"/>
      <text:p text:style-name="P3">19. What is Test Harness? </text:p>
      <text:p text:style-name="P3"/>
      <text:p text:style-name="P3">A test harness is the collection of software and test data configured to test a program unit by running it under varying conditions which involves monitoring the output with expected output. </text:p>
      <text:p text:style-name="P3"/>
      <text:p text:style-name="P3">20. What is Test Closure? </text:p>
      <text:p text:style-name="P3"/>
      <text:p text:style-name="P3">Test Closure is the note prepared before test team formally completes the testing process. This note contains the total no. of test cases, total no. of test cases executed, total no. of defects found, total no. of defects fixed, total no. of bugs not fixed, total no of bugs rejected etc., </text:p>
      <text:p text:style-name="P3"/>
      <text:p text:style-name="P3">21. What are the tasks of Test Closure activities in Software Testing? </text:p>
      <text:p text:style-name="P3"/>
      <text:p text:style-name="P3">Test Closure activities fall into four major groups. </text:p>
      <text:p text:style-name="P3"/>
      <text:p text:style-name="P3">Test Completion Check: To ensure all tests should be either run or deliberately skipped and all known defects should be either fixed, deferred for a future release or accepted as a permanent restriction. </text:p>
      <text:p text:style-name="P3"/>
      <text:p text:style-name="P3">Test Artifacts handover: Tests and test environments should be handed over to those responsible for maintenance testing. Known defects accepted or deferred should be documented and communicated to those who will use and support the use of the system. </text:p>
      <text:p text:style-name="P3"/>
      <text:p text:style-name="P3">Lessons learned: Analyzing lessons learned to determine changes needed for future releases and projects. In retrospective meetings, plans are established to ensure that good </text:p>
      <text:p text:style-name="P3">practices can be repeated and poor practices are not repeated </text:p>
      <text:p text:style-name="P3"/>
      <text:p text:style-name="P3">Archiving results, logs, reports, and other documents and work products in the CMS (configuration management system). </text:p>
      <text:p text:style-name="P3"/>
      <text:p text:style-name="P3"/>
      <text:p text:style-name="P3"><text:s/></text:p>
      <text:p text:style-name="P3">22. What is test coverage? </text:p>
      <text:p text:style-name="P3"><text:soft-page-break/></text:p>
      <text:p text:style-name="P3">Test coverage helps in measuring the amount of testing performed by a set of tests. </text:p>
      <text:p text:style-name="P3">Test coverage can be done on both functional and non-functional activities. It assists testers to create tests that cover areas which are missing. </text:p>
      <text:p text:style-name="P3"/>
      <text:p text:style-name="P3">23. What is Code coverage? </text:p>
      <text:p text:style-name="P3"/>
      <text:p text:style-name="P3">Code coverage is different from Test coverage. Code coverage is about unit testing practices that must target all areas of the code at least once. It is usually done by developers or unit testers. </text:p>
      <text:p text:style-name="P3"/>
      <text:p text:style-name="P3">Refer Test Metrics. </text:p>
      <text:p text:style-name="P3"/>
      <text:p text:style-name="P3">24. List out Test Deliverables? </text:p>
      <text:p text:style-name="P3"/>
      <text:p text:style-name="P3">Test Strategy </text:p>
      <text:p text:style-name="P3">Test Plan </text:p>
      <text:p text:style-name="P3">Effort Estimation Report </text:p>
      <text:p text:style-name="P3">Test Scenarios </text:p>
      <text:p text:style-name="P3">Test Cases/Scripts </text:p>
      <text:p text:style-name="P3">Test Data </text:p>
      <text:p text:style-name="P3">Requirement Traceability Matrix (RTM) </text:p>
      <text:p text:style-name="P3">Defect Report/Bug Report </text:p>
      <text:p text:style-name="P3">Test Execution Report </text:p>
      <text:p text:style-name="P3">Graphs and Metrics </text:p>
      <text:p text:style-name="P3">Test summary report </text:p>
      <text:p text:style-name="P3">Test incident report </text:p>
      <text:p text:style-name="P3">Test closure report </text:p>
      <text:p text:style-name="P3">Release Note </text:p>
      <text:p text:style-name="P3">Installation/configuration guide </text:p>
      <text:p text:style-name="P3">User guide </text:p>
      <text:p text:style-name="P3">Test status report </text:p>
      <text:p text:style-name="P3">Weekly status report (Project manager to client) </text:p>
      <text:p text:style-name="P3">Click here for more details. </text:p>
      <text:p text:style-name="P3"/>
      <text:p text:style-name="P3">25. What is Unit Testing? </text:p>
      <text:p text:style-name="P3"/>
      <text:p text:style-name="P5"><text:span text:style-name="T1">Unit Testing is also called as Module Testing or Component Testing. It is done to check whether the individual unit or module of the source code is working properly. It is done by the developers in the developers environment. </text:span></text:p>
      <text:p text:style-name="P3"/>
      <text:p text:style-name="P3">26. What is Integration Testing? </text:p>
      <text:p text:style-name="P3"/>
      <text:p text:style-name="P3">Integration Testing is the process of testing the interface between the two software units. Integration testing is done by three ways. Big Bang Approach, <text:soft-page-break/>Top-Down Approach, Bottom-Up Approach </text:p>
      <text:p text:style-name="P3"/>
      <text:p text:style-name="P3">Click here for more details. </text:p>
      <text:p text:style-name="P3"/>
      <text:p text:style-name="P3">27. What is System Testing? </text:p>
      <text:p text:style-name="P3"/>
      <text:p text:style-name="P5"><text:span text:style-name="T1">Testing the fully integrated application to evaluate the systems compliance with its specified requirements is called System Testing AKA End to End testing. Verifying the completed system to ensure that the application works as intended or not. </text:span></text:p>
      <text:p text:style-name="P3"/>
      <text:p text:style-name="P3">28. What is Big Bang Approach? </text:p>
      <text:p text:style-name="P3"/>
      <text:p text:style-name="P3">Combining all the modules once and verifying the functionality after completion of individual module testing. </text:p>
      <text:p text:style-name="P3"/>
      <text:p text:style-name="P3">Top down and bottom up are carried out by using dummy modules known as Stubs and Drivers. These Stubs and Drivers are used to stand-in for missing components to simulate data communication between modules. </text:p>
      <text:p text:style-name="P3"/>
      <text:p text:style-name="P3">29. What is Top-Down Approach? </text:p>
      <text:p text:style-name="P3"/>
      <text:p text:style-name="P3">Testing takes place from top to bottom. High-level modules are tested first and then low-level modules and finally integrating the low-level modules to a high level to ensure the system is working as intended. Stubs are used as a temporary module if a module is not ready for integration testing. </text:p>
      <text:p text:style-name="P3"/>
      <text:p text:style-name="P3">30. What is Bottom-Up Approach? </text:p>
      <text:p text:style-name="P3"/>
      <text:p text:style-name="P3">It is a reciprocate of the Top-Down Approach. Testing takes place from bottom to up. Lowest level modules are tested first and then high-level modules and finally integrating the high-level modules to a low level to ensure the system is working as intended. <text:s/>Drivers are used as a temporary module for integration testing. </text:p>
      <text:p text:style-name="P3"/>
      <text:p text:style-name="P3">Manual Testing Interview Questions <text:s/>31-50: </text:p>
      <text:p text:style-name="P3">31. What is End-To-End Testing? </text:p>
      <text:p text:style-name="P3"/>
      <text:p text:style-name="P3"/>
      <text:p text:style-name="P3"><text:s/></text:p>
      <text:p text:style-name="P3">Refer System Testing. </text:p>
      <text:p text:style-name="P3"/>
      <text:p text:style-name="P3">32. What is Functional Testing? </text:p>
      <text:p text:style-name="P3"/>
      <text:p text:style-name="P3">In simple words, what the system actually does is functional testing. To verify that each function of the software application behaves as specified in the <text:soft-page-break/>requirement document. Testing all the functionalities by providing appropriate input to verify whether the actual output is matching the expected output or not. It falls within the scope of black box testing and the testers need not concern about the source code of the application. </text:p>
      <text:p text:style-name="P3"/>
      <text:p text:style-name="P3">33. What is Non-Functional Testing? </text:p>
      <text:p text:style-name="P3"/>
      <text:p text:style-name="P3">In simple words, how well the system performs is non-functionality testing. Non-functional testing refers to various aspects of the software such as performance, load, stress, scalability, security, compatibility etc., Main focus is to improve the user experience on how fast the system responds to a request. </text:p>
      <text:p text:style-name="P3"/>
      <text:p text:style-name="P3">34. What is Acceptance Testing? </text:p>
      <text:p text:style-name="P3"/>
      <text:p text:style-name="P3">It is also known as pre-production testing. <text:s/>This is done by the end users along with the testers to validate the functionality of the application. After successful acceptance testing. Formal testing conducted to determine whether an application is developed as per the requirement. It allows the customer to accept or reject the application. Types of acceptance testing are Alpha, Beta &amp; Gamma. </text:p>
      <text:p text:style-name="P3"/>
      <text:p text:style-name="P3">35. What is Alpha Testing? </text:p>
      <text:p text:style-name="P3"/>
      <text:p text:style-name="P3">Alpha testing is done by the in-house developers (who developed the software) and testers. Sometimes alpha testing is done by the client or outsourcing team with the presence of developers or testers. </text:p>
      <text:p text:style-name="P3"/>
      <text:p text:style-name="P3">36. What is Beta Testing? </text:p>
      <text:p text:style-name="P3"/>
      <text:p text:style-name="P3">Beta testing is done by a limited number of end users before delivery. Usually, it is done in the client place. </text:p>
      <text:p text:style-name="P3"/>
      <text:p text:style-name="P3">37. What is Gamma Testing? </text:p>
      <text:p text:style-name="P3"/>
      <text:p text:style-name="P3">Gamma testing is done when the software is ready for release with specified requirements. It is done at the client place. It is done directly by skipping all the in-house testing activities. </text:p>
      <text:p text:style-name="P3"/>
      <text:p text:style-name="P3">38. What is Smoke Testing? </text:p>
      <text:p text:style-name="P3"/>
      <text:p text:style-name="P5"><text:span text:style-name="T1">Smoke Testing is done to make sure if the build we received from the development team is testable or not. It is also called as Day 0</text:span><text:span text:style-name="T2"> check. It is done at the build level. It helps not to waste the testing time to simply testing the whole application when the key features dont work or the key bugs have not been fixed yet. </text:span></text:p>
      <text:p text:style-name="P4"><text:soft-page-break/></text:p>
      <text:p text:style-name="P4">39. What is Sanity Testing? </text:p>
      <text:p text:style-name="P4"/>
      <text:p text:style-name="P5"><text:span text:style-name="T2">Sanity Testing is done during the release phase to check for the main functionalities of the application without going deeper. It is also called as a subset of Regression testing. It is done at the release level. At times due to release time constraints rigorous regression testing cant be done to the build, sanity testing does that part by checking main functionalities. </text:span></text:p>
      <text:p text:style-name="P4"/>
      <text:p text:style-name="P4">40. What is Retesting? </text:p>
      <text:p text:style-name="P4"/>
      <text:p text:style-name="P4">To ensure that the defects which were found and posted in the earlier build were fixed or not in the current build. Say, Build 1.0 was released. Test team found some defects (Defect Id 1.0.1, 1.0.2) and posted. Build 1.1 was released, now testing the defects 1.0.1 and 1.0.2 in this build is retesting. </text:p>
      <text:p text:style-name="P4"/>
      <text:p text:style-name="P4">41. What is Regression Testing? </text:p>
      <text:p text:style-name="P4"/>
      <text:p text:style-name="P4">Repeated testing of an already tested program, after modification, to discover any defects introduced or uncovered as a result of the changes in the software being tested or in another related or unrelated software components. </text:p>
      <text:p text:style-name="P4"/>
      <text:p text:style-name="P4">Usually, we do regression testing in the following cases: </text:p>
      <text:p text:style-name="P4"/>
      <text:p text:style-name="P4">New functionalities are added to the application </text:p>
      <text:p text:style-name="P4">Change Requirement (In organizations, we call it as CR) </text:p>
      <text:p text:style-name="P4">Defect Fixing </text:p>
      <text:p text:style-name="P4">Performance Issue Fix </text:p>
      <text:p text:style-name="P4">Environment change (E.g., Updating the DB from MySQL to Oracle) </text:p>
      <text:p text:style-name="P4">42. What is GUI Testing? </text:p>
      <text:p text:style-name="P4"/>
      <text:p text:style-name="P4">Graphical User Interface Testing is to test the interface between the application and the end user. </text:p>
      <text:p text:style-name="P4"/>
      <text:p text:style-name="P4">43. What is Recovery Testing? </text:p>
      <text:p text:style-name="P4"/>
      <text:p text:style-name="P4">Recovery testing is performed in order to determine how quickly the system can recover after the system crash or hardware failure. It comes under the type of non-functional testing. </text:p>
      <text:p text:style-name="P4"/>
      <text:p text:style-name="P4">44. What is Globalization Testing? </text:p>
      <text:p text:style-name="P4">Globalization is a process of designing a software application so that it can be adapted to various languages and regions without any changes. </text:p>
      <text:p text:style-name="P4"/>
      <text:p text:style-name="P4">45. What is Internationalization Testing (I18N Testing)? </text:p>
      <text:p text:style-name="P4"><text:soft-page-break/></text:p>
      <text:p text:style-name="P4">Refer Globalization Testing. </text:p>
      <text:p text:style-name="P4"/>
      <text:p text:style-name="P4">46. What is Localization Testing (L10N Testing)? </text:p>
      <text:p text:style-name="P4"/>
      <text:p text:style-name="P4">Localization is a process of adapting globalization software for a specific region or language by adding local specific components. </text:p>
      <text:p text:style-name="P4"/>
      <text:p text:style-name="P4">47. What is Installation Testing? </text:p>
      <text:p text:style-name="P4">It is to check whether the application is successfully installed and it is working as expected after installation. </text:p>
      <text:p text:style-name="P4"/>
      <text:p text:style-name="P4">48. What is Formal Testing? </text:p>
      <text:p text:style-name="P4">It is a process where the testers test the application by having pre-planned procedures and proper documentation. </text:p>
      <text:p text:style-name="P4"/>
      <text:p text:style-name="P4">49. What is Risk Based Testing? </text:p>
      <text:p text:style-name="P4"/>
      <text:p text:style-name="P4">Identify the modules or functionalities which are most likely cause failures and then testing those functionalities. </text:p>
      <text:p text:style-name="P4"/>
      <text:p text:style-name="P4">50. What is Compatibility Testing? </text:p>
      <text:p text:style-name="P4">It is to deploy and check whether the application is working as expected in a different combination of environmental components. </text:p>
      <text:p text:style-name="P4"/>
      <text:p text:style-name="P4">Manual Testing Interview Questions <text:s/>51-75: </text:p>
      <text:p text:style-name="P4">51. What is Exploratory Testing? </text:p>
      <text:p text:style-name="P4">Usually, this process will be carried out by domain experts. They perform testing just by exploring the functionalities of the application without having the knowledge of the requirements. </text:p>
      <text:p text:style-name="P4"/>
      <text:p text:style-name="P4">52. What is Monkey Testing? </text:p>
      <text:p text:style-name="P4"/>
      <text:p text:style-name="P4">Perform abnormal action on the application deliberately in order to verify the stability of the application. </text:p>
      <text:p text:style-name="P4"/>
      <text:p text:style-name="P4">53. What is Usability Testing? </text:p>
      <text:p text:style-name="P4"/>
      <text:p text:style-name="P4">To verify whether the application is user-friendly or not and was comfortably used by an end user or not. The main focus in this testing is to check whether the end user can understand and operate the application easily or not. An application should be self-exploratory and must not require training to operate it. </text:p>
      <text:p text:style-name="P4"/>
      <text:p text:style-name="P4">54. What is Security Testing? </text:p>
      <text:p text:style-name="P4"/>
      <text:p text:style-name="P4"><text:soft-page-break/>Security testing is a process to determine whether the system protects data and maintains functionality as intended. </text:p>
      <text:p text:style-name="P4"/>
      <text:p text:style-name="P4">55. What is Soak Testing? </text:p>
      <text:p text:style-name="P4"/>
      <text:p text:style-name="P4">Running a system at high load for a prolonged period of time to identify the performance problems is called Soak Testing. </text:p>
      <text:p text:style-name="P4"/>
      <text:p text:style-name="P4">56. What is Endurance Testing? </text:p>
      <text:p text:style-name="P4"/>
      <text:p text:style-name="P4">Endurance testing is a non-functional testing type. It is also known as Soak Testing. Refer Soak testing. </text:p>
      <text:p text:style-name="P4"/>
      <text:p text:style-name="P4">57. What is Performance Testing? </text:p>
      <text:p text:style-name="P4"/>
      <text:p text:style-name="P4">This type of testing deter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9T13:02:47.194077632</dc:date>
    <meta:editing-duration>PT30S</meta:editing-duration>
    <meta:editing-cycles>1</meta:editing-cycles>
    <meta:document-statistic meta:table-count="0" meta:image-count="0" meta:object-count="0" meta:page-count="10" meta:paragraph-count="182" meta:word-count="2452" meta:character-count="15207" meta:non-whitespace-character-count="12707"/>
    <meta:generator>LibreOffice/6.0.7.3$Linux_X86_64 LibreOffice_project/00m0$Build-3</meta:generator>
  </office:meta>
</office:document-meta>
</file>